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style:keep-together="true" fo:keep-together="auto"/>
    </style:style>
    <style:style style:name="Table1.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style:keep-together="true" fo:keep-together="auto"/>
    </style:style>
    <style:style style:name="Table2.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style:keep-together="true" fo:keep-together="auto"/>
    </style:style>
    <style:style style:name="Table3.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data-style-name="N0">
      <style:table-cell-properties style:vertical-align="middle" fo:padding-left="0.191cm" fo:padding-right="0.191cm" fo:padding-top="0cm" fo:padding-bottom="0cm" fo:border="0.018cm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style:keep-together="true" fo:keep-together="auto"/>
    </style:style>
    <style:style style:name="Table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style:keep-together="true" fo:keep-together="auto"/>
    </style:style>
    <style:style style:name="Table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style:keep-together="true" fo:keep-together="auto"/>
    </style:style>
    <style:style style:name="Table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3" style:family="table-cell">
      <style:table-cell-properties style:vertical-align="middle" fo:padding-left="0.191cm" fo:padding-right="0.191cm" fo:padding-top="0cm" fo:padding-bottom="0cm" fo:border="0.018cm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style:keep-together="true" fo:keep-together="auto"/>
    </style:style>
    <style:style style:name="Table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style:keep-together="true" fo:keep-together="auto"/>
    </style:style>
    <style:style style:name="Table8.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style:keep-together="true" fo:keep-together="auto"/>
    </style:style>
    <style:style style:name="Table9.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style:keep-together="true" fo:keep-together="auto"/>
    </style:style>
    <style:style style:name="Table1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style:keep-together="true" fo:keep-together="auto"/>
    </style:style>
    <style:style style:name="Table1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style:keep-together="true" fo:keep-together="auto"/>
    </style:style>
    <style:style style:name="Table1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B3" style:family="table-cell">
      <style:table-cell-properties style:vertical-align="middle" fo:padding-left="0.191cm" fo:padding-right="0.191cm" fo:padding-top="0cm" fo:padding-bottom="0cm" fo:border="0.018cm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style:keep-together="true" fo:keep-together="auto"/>
    </style:style>
    <style:style style:name="Table1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style:keep-together="true" fo:keep-together="auto"/>
    </style:style>
    <style:style style:name="Table14.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style:keep-together="true" fo:keep-together="auto"/>
    </style:style>
    <style:style style:name="Table1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B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5.C3"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style:keep-together="true" fo:keep-together="auto"/>
    </style:style>
    <style:style style:name="Table1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style:keep-together="true" fo:keep-together="auto"/>
    </style:style>
    <style:style style:name="Table17.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style:keep-together="true" fo:keep-together="auto"/>
    </style:style>
    <style:style style:name="Table1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3"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style:keep-together="true" fo:keep-together="auto"/>
    </style:style>
    <style:style style:name="Table1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style:keep-together="true" fo:keep-together="auto"/>
    </style:style>
    <style:style style:name="Table2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0.B3" style:family="table-cell">
      <style:table-cell-properties style:vertical-align="top" fo:padding-left="0.191cm" fo:padding-right="0.191cm" fo:padding-top="0cm" fo:padding-bottom="0cm" fo:border="0.018cm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style:keep-together="true" fo:keep-together="auto"/>
    </style:style>
    <style:style style:name="Table2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1.B3" style:family="table-cell">
      <style:table-cell-properties style:vertical-align="top" fo:padding-left="0.191cm" fo:padding-right="0.191cm" fo:padding-top="0cm" fo:padding-bottom="0cm" fo:border="0.018cm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style:keep-together="true" fo:keep-together="auto"/>
    </style:style>
    <style:style style:name="Table2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2.B3" style:family="table-cell">
      <style:table-cell-properties style:vertical-align="top" fo:padding-left="0.191cm" fo:padding-right="0.191cm" fo:padding-top="0cm" fo:padding-bottom="0cm" fo:border="0.018cm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style:keep-together="true" fo:keep-together="auto"/>
    </style:style>
    <style:style style:name="Table2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3.B3" style:family="table-cell">
      <style:table-cell-properties style:vertical-align="top" fo:padding-left="0.191cm" fo:padding-right="0.191cm" fo:padding-top="0cm" fo:padding-bottom="0cm" fo:border="0.018cm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style:keep-together="true" fo:keep-together="auto"/>
    </style:style>
    <style:style style:name="Table2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4.B3" style:family="table-cell">
      <style:table-cell-properties style:vertical-align="top" fo:padding-left="0.191cm" fo:padding-right="0.191cm" fo:padding-top="0cm" fo:padding-bottom="0cm" fo:border="0.018cm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style:keep-together="true" fo:keep-together="auto"/>
    </style:style>
    <style:style style:name="Table2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5.B3" style:family="table-cell">
      <style:table-cell-properties style:vertical-align="top" fo:padding-left="0.191cm" fo:padding-right="0.191cm" fo:padding-top="0cm" fo:padding-bottom="0cm" fo:border="0.018cm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style:keep-together="true" fo:keep-together="auto"/>
    </style:style>
    <style:style style:name="Table2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6.B3" style:family="table-cell">
      <style:table-cell-properties style:vertical-align="top" fo:padding-left="0.191cm" fo:padding-right="0.191cm" fo:padding-top="0cm" fo:padding-bottom="0cm" fo:border="0.018cm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style:keep-together="true" fo:keep-together="auto"/>
    </style:style>
    <style:style style:name="Table2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7.A2" style:family="table-cell">
      <style:table-cell-properties style:vertical-align="top" fo:padding-left="0.191cm" fo:padding-right="0.191cm" fo:padding-top="0cm" fo:padding-bottom="0cm" fo:border="0.018cm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style:keep-together="true" fo:keep-together="auto"/>
    </style:style>
    <style:style style:name="Table2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8.B3" style:family="table-cell">
      <style:table-cell-properties style:vertical-align="top" fo:padding-left="0.191cm" fo:padding-right="0.191cm" fo:padding-top="0cm" fo:padding-bottom="0cm" fo:border="0.018cm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style:keep-together="true" fo:keep-together="auto"/>
    </style:style>
    <style:style style:name="Table2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9.B3" style:family="table-cell">
      <style:table-cell-properties style:vertical-align="top" fo:padding-left="0.191cm" fo:padding-right="0.191cm" fo:padding-top="0cm" fo:padding-bottom="0cm" fo:border="0.018cm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style:keep-together="true" fo:keep-together="auto"/>
    </style:style>
    <style:style style:name="Table3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0.A2" style:family="table-cell">
      <style:table-cell-properties style:vertical-align="top" fo:padding-left="0.191cm" fo:padding-right="0.191cm" fo:padding-top="0cm" fo:padding-bottom="0cm" fo:border="0.018cm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style:keep-together="true" fo:keep-together="auto"/>
    </style:style>
    <style:style style:name="Table3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1.A2" style:family="table-cell">
      <style:table-cell-properties style:vertical-align="top" fo:padding-left="0.191cm" fo:padding-right="0.191cm" fo:padding-top="0cm" fo:padding-bottom="0cm" fo:border="0.018cm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style:keep-together="true" fo:keep-together="auto"/>
    </style:style>
    <style:style style:name="Table3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B3" style:family="table-cell">
      <style:table-cell-properties style:vertical-align="middle" fo:padding-left="0.191cm" fo:padding-right="0.191cm" fo:padding-top="0cm" fo:padding-bottom="0cm" fo:border="0.018cm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style:keep-together="true" fo:keep-together="auto"/>
    </style:style>
    <style:style style:name="Table3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3.B3" style:family="table-cell">
      <style:table-cell-properties style:vertical-align="middle" fo:padding-left="0.191cm" fo:padding-right="0.191cm" fo:padding-top="0cm" fo:padding-bottom="0cm" fo:border="0.018cm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style:keep-together="true" fo:keep-together="auto"/>
    </style:style>
    <style:style style:name="Table3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4.A2" style:family="table-cell">
      <style:table-cell-properties style:vertical-align="top" fo:padding-left="0.191cm" fo:padding-right="0.191cm" fo:padding-top="0cm" fo:padding-bottom="0cm" fo:border="0.018cm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style:keep-together="true" fo:keep-together="auto"/>
    </style:style>
    <style:style style:name="Table3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5.A2" style:family="table-cell">
      <style:table-cell-properties style:vertical-align="top" fo:padding-left="0.191cm" fo:padding-right="0.191cm" fo:padding-top="0cm" fo:padding-bottom="0cm" fo:border="0.018cm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style:keep-together="true" fo:keep-together="auto"/>
    </style:style>
    <style:style style:name="Table36.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style:keep-together="true" fo:keep-together="auto"/>
    </style:style>
    <style:style style:name="Table37.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middle" fo:padding-left="0.191cm" fo:padding-right="0.191cm" fo:padding-top="0cm" fo:padding-bottom="0cm" fo:border="0.018cm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style:keep-together="true" fo:keep-together="auto"/>
    </style:style>
    <style:style style:name="Table3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C3" style:family="table-cell">
      <style:table-cell-properties style:vertical-align="middle" fo:padding-left="0.191cm" fo:padding-right="0.191cm" fo:padding-top="0cm" fo:padding-bottom="0cm" fo:border="0.018cm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style:keep-together="true" fo:keep-together="auto"/>
    </style:style>
    <style:style style:name="Table39.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style:keep-together="true" fo:keep-together="auto"/>
    </style:style>
    <style:style style:name="Table4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0.A2"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style:keep-together="true" fo:keep-together="auto"/>
    </style:style>
    <style:style style:name="Table4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1.A2" style:family="table-cell">
      <style:table-cell-properties style:vertical-align="top" fo:padding-left="0.191cm" fo:padding-right="0.191cm" fo:padding-top="0cm" fo:padding-bottom="0cm" fo:border="0.018cm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style:keep-together="true" fo:keep-together="auto"/>
    </style:style>
    <style:style style:name="Table4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2.B3"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style:keep-together="true" fo:keep-together="auto"/>
    </style:style>
    <style:style style:name="Table43.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style:keep-together="true" fo:keep-together="auto"/>
    </style:style>
    <style:style style:name="Table4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4.A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P15" style:family="paragraph" style:parent-style-name="Standard" style:master-page-name="Standard">
      <style:paragraph-properties fo:text-align="center" style:justify-single-word="false" style:page-number="auto"/>
      <style:text-properties fo:font-weight="bold" style:font-weight-asian="bold"/>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Marko Brcic</text:p>
          </table:table-cell>
        </table:table-row>
        <table:table-row table:style-name="Table1.1">
          <table:table-cell table:style-name="Table1.A1" office:value-type="string">
            <text:p text:style-name="P2">Country you are from</text:p>
          </table:table-cell>
          <table:table-cell table:style-name="Table1.B1" office:value-type="string">
            <text:p text:style-name="P2">Croatia</text:p>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POLIMI</text:p>
          </table:table-cell>
        </table:table-row>
        <table:table-row table:style-name="Table1.1">
          <table:table-cell table:style-name="Table1.A1" office:value-type="string">
            <text:p text:style-name="P2">Project name</text:p>
          </table:table-cell>
          <table:table-cell table:style-name="Table1.B1" office:value-type="string">
            <text:h text:style-name="P14"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float" office:value="10">
            <text:p text:style-name="P1">10</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It is easy sometimes when you are a one guy team</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It is also hard to communicate only on distance with the other team members</text:p>
            <text:p text:style-name="Standard"/>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No other local members unfortunately </text:p>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
      <text:p text:style-name="P5"/>
      <text:p text:style-name="P5"><text:soft-page-break/></text:p>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
          </table:table-cell>
          <table:table-cell table:style-name="Table20.B3" office:value-type="string">
            <text:p text:style-name="P11"/>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ext:soft-page-break/>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ext:soft-page-break/>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ext:soft-page-break/>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ext:soft-page-break/>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Prezzi</text:p>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0-21T03:31:30.58</dc:date>
    <meta:editing-cycles>71</meta:editing-cycles>
    <meta:editing-duration>P1DT9M20S</meta:editing-duration>
    <meta:generator>OpenOffice/4.0.1$Win32 OpenOffice.org_project/401m5$Build-9714</meta:generator>
    <dc:creator>Marko Brčić</dc:creator>
    <meta:document-statistic meta:table-count="44" meta:image-count="0" meta:object-count="0" meta:page-count="7" meta:paragraph-count="98" meta:word-count="901" meta:character-count="5749"/>
  </office:meta>
</office:document-meta>
</file>